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8.707cm" fo:margin-left="-0.014cm" fo:margin-right="0.009cm" table:align="margins"/>
    </style:style>
    <style:style style:name="Tabelle1.A" style:family="table-column">
      <style:table-column-properties style:column-width="2.492cm" style:rel-column-width="1413*"/>
    </style:style>
    <style:style style:name="Tabelle1.B" style:family="table-column">
      <style:table-column-properties style:column-width="2.117cm" style:rel-column-width="1200*"/>
    </style:style>
    <style:style style:name="Tabelle1.C" style:family="table-column">
      <style:table-column-properties style:column-width="1.339cm" style:rel-column-width="759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T1" style:family="table-cell">
      <style:table-cell-properties fo:padding="0.097cm" fo:border-left="0.05pt solid #000000" fo:border-right="0.05pt solid #000000" fo:border-top="0.05pt solid #000000" fo:border-bottom="none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  <style:style style:name="P3" style:family="paragraph" style:parent-style-name="Table_20_Contents"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style:font-name="Arial" fo:font-size="12pt" officeooo:paragraph-rsid="001b3c76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size="12pt" officeooo:rsid="001b3c76" officeooo:paragraph-rsid="001b3c76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 table:number-columns-repeated="18"/>
        <table:table-row>
          <table:table-cell table:style-name="Tabelle1.A1" office:value-type="string">
            <text:p text:style-name="P5">Nachname</text:p>
          </table:table-cell>
          <table:table-cell table:style-name="Tabelle1.A1" office:value-type="string">
            <text:p text:style-name="P5">Vorname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2"/>
          </table:table-cell>
          <table:table-cell table:style-name="Tabelle1.T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tobias miosczka</meta:initial-creator>
    <meta:creation-date>2015-05-17T16:24:38.32</meta:creation-date>
    <dc:date>2019-12-03T19:15:01.916000000</dc:date>
    <meta:editing-duration>PT8M19S</meta:editing-duration>
    <meta:editing-cycles>3</meta:editing-cycles>
    <meta:generator>LibreOffice/6.3.3.2$Windows_x86 LibreOffice_project/a64200df03143b798afd1ec74a12ab50359878ed</meta:generator>
    <meta:document-statistic meta:table-count="1" meta:image-count="0" meta:object-count="0" meta:page-count="1" meta:paragraph-count="2" meta:word-count="2" meta:character-count="15" meta:non-whitespace-character-count="15"/>
  </office:meta>
</office:document-meta>
</file>